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66cc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number-columns-repeated="2" table:default-cell-style-name="ce33"/>
        <table:table-column table:style-name="co3" table:default-cell-style-name="ce48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33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33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39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massa _tetto</text:p>
          </table:table-cell>
          <table:table-cell table:style-name="ce4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39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6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roof_open</text:p>
          </table:table-cell>
          <table:table-cell table:style-name="ce39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curtains_verify_open_E</text:p>
          </table:table-cell>
          <table:table-cell table:style-name="ce39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string" calcext:value-type="string">
            <text:p>panel flat</text:p>
          </table:table-cell>
          <table:table-cell table:style-name="ce41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switch</text:p>
          </table:table-cell>
          <table:table-cell table:style-name="ce41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6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ht_dome</text:p>
          </table:table-cell>
          <table:table-cell table:style-name="ce41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GPIO8</text:p>
          </table:table-cell>
          <table:table-cell office:value-type="string" calcext:value-type="string">
            <text:p>auxili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4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E</text:p>
          </table:table-cell>
          <table:table-cell table:style-name="ce39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A</text:p>
          </table:table-cell>
          <table:table-cell table:style-name="ce39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GPIO12</text:p>
          </table:table-cell>
          <table:table-cell office:value-type="string" calcext:value-type="string">
            <text:p>curtains_verify_closed_E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MotorE_B</text:p>
          </table:table-cell>
          <table:table-cell table:style-name="ce39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open_W</text:p>
          </table:table-cell>
          <table:table-cell table:style-name="ce39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6" office:value-type="string" calcext:value-type="string">
            <text:p>GPIO16</text:p>
          </table:table-cell>
          <table:table-cell table:style-name="ce33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closed_W</text:p>
          </table:table-cell>
          <table:table-cell table:style-name="ce39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6" office:value-type="string" calcext:value-type="string">
            <text:p>GPIO20</text:p>
          </table:table-cell>
          <table:table-cell table:style-name="ce33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GPIO21</text:p>
          </table:table-cell>
          <table:table-cell table:style-name="ce33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9:22:40.3227076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niero Albanesi</meta:initial-creator>
    <meta:creation-date>2019-01-21T11:10:13.110460527</meta:creation-date>
    <dc:date>2020-06-24T19:26:14.174265033</dc:date>
    <meta:editing-duration>P2DT16H31M42S</meta:editing-duration>
    <meta:editing-cycles>15</meta:editing-cycles>
    <meta:generator>LibreOffice/6.4.2.2$Linux_X86_64 LibreOffice_project/40$Build-2</meta:generator>
    <meta:document-statistic meta:table-count="1" meta:cell-count="110" meta:object-count="0"/>
  </office:meta>
</office:document-meta>
</file>